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i" svg:font-family="Coui"/>
    <style:font-face style:name="Mangal1" svg:font-family="Mangal"/>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5.667cm" style:rel-column-width="21845*"/>
    </style:style>
    <style:style style:name="Tabla1.A1" style:family="table-cell">
      <style:table-cell-properties fo:padding="0cm" fo:border="none"/>
    </style:style>
    <style:style style:name="Tabla1.2" style:family="table-row">
      <style:table-row-properties style:min-row-height="1.577cm"/>
    </style:style>
    <style:style style:name="P1" style:family="paragraph" style:parent-style-name="Footer">
      <style:paragraph-properties fo:line-height="115%" fo:text-align="center" style:justify-single-word="false" fo:orphans="2" fo:widows="2" style:writing-mode="lr-tb"/>
      <style:text-properties fo:color="#000000" style:font-name-complex="Arial2" style:font-size-complex="10pt"/>
    </style:style>
    <style:style style:name="P2"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3"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4"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italic" fo:font-weight="bold" style:font-size-asian="15pt" style:font-name-complex="Times New Roman3" style:font-size-complex="15pt"/>
    </style:style>
    <style:style style:name="P5" style:family="paragraph" style:parent-style-name="Text_20_body">
      <style:paragraph-properties fo:orphans="2" fo:widows="2" style:writing-mode="lr-tb"/>
      <style:text-properties fo:color="#000000" style:font-name-complex="Arial2" style:font-size-complex="10pt"/>
    </style:style>
    <style:style style:name="P6" style:family="paragraph" style:parent-style-name="Text_20_body">
      <style:paragraph-properties fo:orphans="2" fo:widows="2" style:writing-mode="lr-tb"/>
    </style:style>
    <style:style style:name="P7" style:family="paragraph" style:parent-style-name="Text_20_body">
      <style:paragraph-properties fo:orphans="2" fo:widows="2" style:writing-mode="lr-tb"/>
      <style:text-properties fo:background-color="#ffff00"/>
    </style:style>
    <style:style style:name="P8" style:family="paragraph" style:parent-style-name="Text_20_body">
      <style:paragraph-properties fo:orphans="2" fo:widows="2" style:writing-mode="lr-tb"/>
      <style:text-properties fo:background-color="transparent"/>
    </style:style>
    <style:style style:name="P9"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style:font-name="Times New Roman2" fo:font-size="12pt" style:font-size-asian="12pt" style:font-name-complex="Times New Roman3" style:font-size-complex="12pt"/>
    </style:style>
    <style:style style:name="P13" style:family="paragraph" style:parent-style-name="normal">
      <style:paragraph-properties fo:margin-top="0.353cm" fo:margin-bottom="0.353cm" fo:line-height="150%" fo:text-align="justify" style:justify-single-word="false"/>
      <style:text-properties style:font-name="Times New Roman2" fo:font-size="12pt" style:font-size-asian="12pt" style:font-name-complex="Times New Roman3"/>
    </style:style>
    <style:style style:name="P14" style:family="paragraph" style:parent-style-name="normal">
      <style:paragraph-properties fo:margin-top="0.353cm" fo:margin-bottom="0.353cm" fo:line-height="150%" fo:text-align="justify" style:justify-single-word="false"/>
    </style:style>
    <style:style style:name="P15" style:family="paragraph" style:parent-style-name="normal">
      <style:paragraph-properties fo:margin-top="0cm" fo:margin-bottom="0.353cm" fo:line-height="150%" fo:text-align="justify" style:justify-single-word="false"/>
      <style:text-properties style:font-name="Times New Roman2" fo:font-size="12pt" style:font-size-asian="12pt" style:font-name-complex="Times New Roman3"/>
    </style:style>
    <style:style style:name="P16" style:family="paragraph" style:parent-style-name="normal">
      <style:paragraph-properties fo:margin-top="0cm" fo:margin-bottom="0.353cm" fo:line-height="150%"/>
      <style:text-properties style:font-name="Times New Roman2" fo:font-size="12pt" style:text-underline-style="solid" style:text-underline-width="auto" style:text-underline-color="font-color" style:font-size-asian="12pt" style:font-name-complex="Times New Roman3"/>
    </style:style>
    <style:style style:name="P17" style:family="paragraph" style:parent-style-name="normal">
      <style:paragraph-properties fo:margin-top="0cm" fo:margin-bottom="0.353cm" fo:line-height="150%"/>
    </style:style>
    <style:style style:name="P18" style:family="paragraph" style:parent-style-name="normal">
      <style:paragraph-properties fo:margin-top="0cm" fo:margin-bottom="0.353cm" fo:line-height="150%" fo:text-align="justify" style:justify-single-word="false"/>
    </style:style>
    <style:style style:name="P19"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3"/>
    </style:style>
    <style:style style:name="P20"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21"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3"/>
    </style:style>
    <style:style style:name="P22" style:family="paragraph" style:parent-style-name="normal">
      <style:paragraph-properties fo:margin-left="0.635cm" fo:margin-right="0cm" fo:margin-top="0cm" fo:margin-bottom="0.353cm" fo:line-height="150%" fo:text-align="justify" style:justify-single-word="false" fo:text-indent="0cm" style:auto-text-indent="false"/>
    </style:style>
    <style:style style:name="P23" style:family="paragraph" style:parent-style-name="normal">
      <style:paragraph-properties fo:margin-left="0.635cm" fo:margin-right="0cm" fo:margin-top="0cm" fo:margin-bottom="0.353cm" fo:line-height="150%" fo:text-indent="-0.635cm" style:auto-text-indent="false"/>
    </style:style>
    <style:style style:name="P24" style:family="paragraph" style:parent-style-name="Table_20_Contents">
      <style:paragraph-properties fo:text-align="justify" style:justify-single-word="false"/>
      <style:text-properties style:font-name="Times New Roman2" fo:font-size="12pt" style:font-size-asian="12pt"/>
    </style:style>
    <style:style style:name="P25" style:family="paragraph" style:parent-style-name="normal">
      <style:paragraph-properties fo:text-align="justify" style:justify-single-word="false"/>
      <style:text-properties style:font-name="Times New Roman2" fo:font-size="14pt" style:font-size-asian="14pt" style:font-name-complex="Times New Roman3"/>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Text_20_body">
      <style:text-properties fo:background-color="#ffff00"/>
    </style:style>
    <style:style style:name="P29" style:family="paragraph" style:parent-style-name="Text_20_body">
      <style:text-properties style:font-name="Times New Roman2" fo:font-size="12pt" style:font-size-asian="12pt" style:font-name-complex="Times New Roman3"/>
    </style:style>
    <style:style style:name="P30"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31" style:family="paragraph" style:parent-style-name="Heading_20_2">
      <style:paragraph-properties fo:margin-left="0cm" fo:margin-right="0cm" fo:text-indent="-0.15cm" style:auto-text-indent="false"/>
    </style:style>
    <style:style style:name="P32" style:family="paragraph" style:parent-style-name="Preformatted_20_Text" style:list-style-name="">
      <style:paragraph-properties fo:line-height="150%" fo:orphans="2" fo:widows="2" fo:background-color="transparent" style:writing-mode="lr-tb">
        <style:background-image/>
      </style:paragraph-properties>
      <style:text-properties fo:font-size="11pt" style:font-size-asian="11pt" style:font-size-complex="11pt"/>
    </style:style>
    <style:style style:name="P33" style:family="paragraph" style:parent-style-name="Preformatted_20_Text" style:list-style-name="">
      <style:paragraph-properties fo:line-height="115%" fo:orphans="2" fo:widows="2" fo:background-color="transparent" style:writing-mode="lr-tb">
        <style:background-image/>
      </style:paragraph-properties>
    </style:style>
    <style:style style:name="P34" style:family="paragraph" style:parent-style-name="Preformatted_20_Text" style:list-style-name="">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2" style:font-size-complex="11pt" style:font-style-complex="normal"/>
    </style:style>
    <style:style style:name="P35" style:family="paragraph" style:parent-style-name="Preformatted_20_Text" style:list-style-name="">
      <style:paragraph-properties fo:line-height="100%" fo:orphans="2" fo:widows="2" fo:background-color="transparent" style:writing-mode="lr-tb">
        <style:background-image/>
      </style:paragraph-properties>
      <style:text-properties fo:color="#000000"/>
    </style:style>
    <style:style style:name="P36" style:family="paragraph" style:parent-style-name="Preformatted_20_Text">
      <style:paragraph-properties fo:margin-top="0cm" fo:margin-bottom="0cm" fo:line-height="100%" fo:widows="1"/>
    </style:style>
    <style:style style:name="P37" style:family="paragraph" style:parent-style-name="Bibliography_20_1">
      <style:paragraph-properties>
        <style:tab-stops/>
      </style:paragraph-properties>
    </style:style>
    <style:style style:name="P38" style:family="paragraph" style:parent-style-name="Heading_20_1" style:master-page-name="Standard">
      <style:paragraph-properties fo:margin-left="-0.15cm" fo:margin-right="0cm" fo:margin-top="0.353cm" fo:margin-bottom="0cm" fo:line-height="200%" fo:keep-together="always" fo:text-indent="0cm" style:auto-text-indent="false" style:page-number="auto" fo:background-color="transparent" style:shadow="none" fo:keep-with-next="always">
        <style:tab-stops/>
        <style:background-image/>
      </style:paragraph-properties>
    </style:style>
    <style:style style:name="P39"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40" style:family="paragraph" style:parent-style-name="Heading_20_4">
      <style:text-properties style:text-underline-style="solid" style:text-underline-width="auto" style:text-underline-color="font-color"/>
    </style:style>
    <style:style style:name="P41" style:family="paragraph" style:parent-style-name="Heading_20_5">
      <style:text-properties style:font-name="Times New Roman2" fo:font-size="12pt" fo:font-weight="bold" style:font-size-asian="12pt" style:font-weight-asian="bold" style:font-name-complex="Times New Roman3"/>
    </style:style>
    <style:style style:name="P42" style:family="paragraph" style:parent-style-name="normal" style:list-style-name="L1">
      <style:paragraph-properties fo:margin-top="0.353cm" fo:margin-bottom="0.353cm" fo:line-height="150%" fo:text-align="justify" style:justify-single-word="false"/>
    </style:style>
    <style:style style:name="P43" style:family="paragraph" style:parent-style-name="normal">
      <style:paragraph-properties fo:margin-top="0.353cm" fo:margin-bottom="0.353cm" fo:line-height="150%" fo:text-align="justify" style:justify-single-word="false"/>
      <style:text-properties style:font-name="Times New Roman2" fo:font-size="12pt" style:font-size-asian="12pt" style:font-name-complex="Times New Roman3"/>
    </style:style>
    <style:style style:name="P44" style:family="paragraph" style:parent-style-name="normal">
      <style:paragraph-properties fo:margin-top="0.353cm" fo:margin-bottom="0.353cm" fo:line-height="150%" fo:text-align="justify" style:justify-single-word="false"/>
      <style:text-properties style:font-name="Times New Roman2" fo:font-size="12pt" fo:font-style="normal" style:font-size-asian="12pt" style:font-style-asian="normal" style:font-name-complex="Times New Roman3" style:font-style-complex="normal"/>
    </style:style>
    <style:style style:name="P45"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2" fo:font-size="12pt" style:font-size-asian="12pt" style:font-name-complex="Times New Roman3"/>
    </style:style>
    <style:style style:name="P46"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2" fo:font-size="12pt" style:font-size-asian="12pt" style:font-name-complex="Times New Roman3"/>
    </style:style>
    <style:style style:name="P47"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2" fo:font-size="12pt" fo:font-weight="bold" style:font-size-asian="12pt" style:font-weight-asian="bold" style:font-name-complex="Times New Roman3"/>
    </style:style>
    <style:style style:name="P48"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49"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2" fo:font-size="12pt" fo:font-weight="bold" style:font-size-asian="12pt" style:font-weight-asian="bold" style:font-name-complex="Times New Roman3"/>
    </style:style>
    <style:style style:name="P50" style:family="paragraph" style:parent-style-name="normal" style:list-style-name="WWNum1">
      <style:paragraph-properties fo:margin-left="0cm" fo:margin-right="0cm" fo:margin-top="0cm" fo:margin-bottom="0.353cm" fo:line-height="150%" fo:text-align="justify" style:justify-single-word="false" fo:text-indent="-0.635cm" style:auto-text-indent="false"/>
      <style:text-properties style:font-name="Times New Roman2" fo:font-size="12pt" style:font-size-asian="12pt" style:font-name-complex="Times New Roman3"/>
    </style:style>
    <style:style style:name="P51"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52" style:family="paragraph" style:parent-style-name="Text_20_body" style:master-page-name="Index">
      <style:paragraph-properties fo:line-height="150%" fo:text-align="center" style:justify-single-word="false" fo:orphans="2" fo:widows="2" style:page-number="auto" fo:break-before="page" style:writing-mode="lr-tb"/>
      <style:text-properties fo:font-variant="normal" fo:text-transform="none" fo:color="#000000" style:font-name="Times New Roman2" fo:font-size="15pt" fo:letter-spacing="normal" fo:font-style="normal" fo:font-weight="bold" style:font-size-asian="15pt" style:font-name-complex="Times New Roman3" style:font-size-complex="15pt"/>
    </style:style>
    <style:style style:name="P53" style:family="paragraph" style:parent-style-name="Text_20_body" style:list-style-name="L1">
      <style:text-properties style:font-name="Times New Roman2" fo:font-size="12pt" style:font-size-asian="12pt" style:font-name-complex="Times New Roman3"/>
    </style:style>
    <style:style style:name="P54" style:family="paragraph" style:parent-style-name="Text_20_body" style:list-style-name="L1">
      <style:text-properties style:font-name="Times New Roman2" fo:font-size="12pt" fo:background-color="#ffff00" style:font-size-asian="12pt" style:font-name-complex="Times New Roman3"/>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text-properties fo:font-style="normal" style:font-style-asian="normal" style:font-style-complex="normal"/>
    </style:style>
    <style:style style:name="P59" style:family="paragraph" style:parent-style-name="Text_20_body" style:list-style-name="L5"/>
    <style:style style:name="P60" style:family="paragraph" style:parent-style-name="Text_20_body" style:list-style-name="L5">
      <style:paragraph-properties fo:orphans="2" fo:widows="2" style:writing-mode="lr-tb"/>
      <style:text-properties fo:background-color="transparent"/>
    </style:style>
    <style:style style:name="P61"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62" style:family="paragraph" style:parent-style-name="Text_20_body">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63" style:family="paragraph" style:parent-style-name="Text_20_body" style:list-style-name="L7">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64" style:family="paragraph" style:parent-style-name="Text_20_body" style:list-style-name="L8">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65" style:family="paragraph" style:parent-style-name="Text_20_body">
      <style:paragraph-properties fo:orphans="2" fo:widows="2" style:writing-mode="lr-tb"/>
      <style:text-properties fo:color="#000000" style:font-name-complex="Arial2" style:font-size-complex="10pt"/>
    </style:style>
    <style:style style:name="P66" style:family="paragraph" style:parent-style-name="Text_20_body" style:list-style-name="L18">
      <style:paragraph-properties fo:orphans="2" fo:widows="2" style:writing-mode="lr-tb"/>
    </style:style>
    <style:style style:name="P67" style:family="paragraph" style:parent-style-name="Text_20_body" style:list-style-name="L19">
      <style:paragraph-properties fo:orphans="2" fo:widows="2" style:writing-mode="lr-tb"/>
    </style:style>
    <style:style style:name="P68" style:family="paragraph" style:parent-style-name="Text_20_body" style:list-style-name="L20">
      <style:paragraph-properties fo:orphans="2" fo:widows="2" style:writing-mode="lr-tb"/>
    </style:style>
    <style:style style:name="P69" style:family="paragraph" style:parent-style-name="Text_20_body" style:list-style-name="L21">
      <style:paragraph-properties fo:orphans="2" fo:widows="2" style:writing-mode="lr-tb"/>
    </style:style>
    <style:style style:name="P70" style:family="paragraph" style:parent-style-name="Text_20_body" style:list-style-name="L22">
      <style:paragraph-properties fo:orphans="2" fo:widows="2" style:writing-mode="lr-tb"/>
    </style:style>
    <style:style style:name="P71" style:family="paragraph" style:parent-style-name="Text_20_body" style:list-style-name="L23">
      <style:paragraph-properties fo:orphans="2" fo:widows="2" style:writing-mode="lr-tb"/>
    </style:style>
    <style:style style:name="P72" style:family="paragraph" style:parent-style-name="Text_20_body" style:list-style-name="">
      <style:paragraph-properties fo:orphans="2" fo:widows="2" fo:background-color="transparent" style:writing-mode="lr-tb">
        <style:background-image/>
      </style:paragraph-properties>
    </style:style>
    <style:style style:name="P73" style:family="paragraph" style:parent-style-name="Text_20_body" style:list-style-name="">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74" style:family="paragraph" style:parent-style-name="Text_20_body" style:list-style-name="L24">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75"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76" style:family="paragraph" style:parent-style-name="Text_20_body" style:list-style-name="L2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2" style:font-size-complex="11pt" style:font-style-complex="normal"/>
    </style:style>
    <style:style style:name="T1" style:family="text">
      <style:text-properties style:font-name="Times New Roman2" fo:font-size="12pt" style:font-size-asian="12pt" style:font-name-complex="Times New Roman3"/>
    </style:style>
    <style:style style:name="T2" style:family="text">
      <style:text-properties style:font-name="Times New Roman2" fo:font-size="12pt" fo:font-style="italic" style:font-size-asian="12pt" style:font-style-asian="italic" style:font-name-complex="Times New Roman3"/>
    </style:style>
    <style:style style:name="T3" style:family="text">
      <style:text-properties style:font-name="Times New Roman2" fo:font-size="12pt" fo:font-weight="bold" style:font-size-asian="12pt" style:font-weight-asian="bold" style:font-name-complex="Times New Roman3"/>
    </style:style>
    <style:style style:name="T4" style:family="text">
      <style:text-properties style:font-name="Times New Roman2" fo:font-size="12pt" fo:language="en" fo:country="GB" style:font-size-asian="12pt" style:font-name-complex="Times New Roman3"/>
    </style:style>
    <style:style style:name="T5" style:family="text">
      <style:text-properties style:font-name="Times New Roman2" fo:font-size="12pt" fo:language="en" fo:country="GB" fo:background-color="#ffffff" style:font-size-asian="12pt" style:font-name-complex="Times New Roman3"/>
    </style:style>
    <style:style style:name="T6" style:family="text">
      <style:text-properties fo:color="#1155cc" style:font-name="Times New Roman2" fo:font-size="12pt" style:text-underline-style="solid" style:text-underline-width="auto" style:text-underline-color="font-color" style:font-size-asian="12pt" style:font-name-complex="Times New Roman3"/>
    </style:style>
    <style:style style:name="T7" style:family="text">
      <style:text-properties fo:color="#1155cc" style:font-name="Times New Roman2" fo:font-size="12pt" fo:language="en" fo:country="GB" style:text-underline-style="solid" style:text-underline-width="auto" style:text-underline-color="font-color" style:font-size-asian="12pt" style:font-name-complex="Times New Roman3"/>
    </style:style>
    <style:style style:name="T8" style:family="text">
      <style:text-properties fo:color="#1155cc" style:font-name="Times New Roman2" fo:font-size="12pt" fo:language="en" fo:country="GB" style:text-underline-style="solid" style:text-underline-width="auto" style:text-underline-color="font-color" fo:background-color="#ffffff" style:font-size-asian="12pt" style:font-name-complex="Times New Roman3"/>
    </style:style>
    <style:style style:name="T9" style:family="text">
      <style:text-properties fo:color="#1155cc" style:font-name="Times New Roman2" fo:font-size="12pt" fo:language="en" fo:country="GB" style:text-underline-style="solid" style:text-underline-width="auto" style:text-underline-color="font-color" fo:background-color="#ffffff" style:font-size-asian="12pt" style:language-asian="zxx" style:country-asian="none" style:font-name-complex="Times New Roman3" style:language-complex="zxx" style:country-complex="none"/>
    </style:style>
    <style:style style:name="T10" style:family="text">
      <style:text-properties fo:color="#333332" style:font-name="Times New Roman2" fo:font-size="12pt" fo:language="en" fo:country="GB" style:font-size-asian="12pt" style:font-name-complex="Times New Roman3"/>
    </style:style>
    <style:style style:name="T11" style:family="text">
      <style:text-properties fo:font-weight="bold" style:font-weight-asian="bold" style:font-weight-complex="bold"/>
    </style:style>
    <style:style style:name="T12" style:family="text">
      <style:text-properties fo:font-weight="bold" style:font-weight-asian="bold" style:font-name-complex="Times New Roman3" style:font-weight-complex="bold"/>
    </style:style>
    <style:style style:name="T13" style:family="text">
      <style:text-properties fo:font-style="italic" style:font-style-asian="italic" style:font-style-complex="italic"/>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fo:color="#000000" style:font-name-complex="Arial2" style:font-size-complex="10pt"/>
    </style:style>
    <style:style style:name="T17" style:family="text">
      <style:text-properties fo:color="#000000" fo:font-style="normal" fo:background-color="transparent" style:font-style-asian="normal" style:font-name-complex="Arial2" style:font-size-complex="10pt" style:font-style-complex="normal"/>
    </style:style>
    <style:style style:name="T18" style:family="text">
      <style:text-properties fo:color="#000000" fo:font-style="normal" fo:background-color="#ffff00" style:font-style-asian="normal" style:font-name-complex="Arial2" style:font-size-complex="10pt" style:font-style-complex="normal"/>
    </style:style>
    <style:style style:name="T19" style:family="text">
      <style:text-properties fo:color="#000000" style:font-name="Times New Roman2" fo:font-size="12pt" fo:font-style="normal" fo:background-color="transparent" style:font-size-asian="12pt" style:font-style-asian="normal" style:font-name-complex="Arial2" style:font-size-complex="12pt" style:font-style-complex="normal"/>
    </style:style>
    <style:style style:name="T20" style:family="text">
      <style:text-properties fo:font-variant="normal" fo:text-transform="none" fo:color="#000000" fo:font-size="9.75pt" fo:letter-spacing="normal" fo:font-style="normal" fo:font-weight="normal"/>
    </style:style>
    <style:style style:name="T21" style:family="text">
      <style:text-properties fo:font-variant="normal" fo:text-transform="none" fo:color="#000000" fo:font-size="9.75pt" fo:letter-spacing="normal" fo:font-style="normal" fo:font-weight="normal" fo:background-color="#ffff00"/>
    </style:style>
    <style:style style:name="T22" style:family="text">
      <style:text-properties fo:font-variant="normal" fo:text-transform="none" fo:color="#000000" fo:font-size="12pt" fo:letter-spacing="normal" fo:font-style="normal" fo:font-weight="normal" fo:background-color="transparent" style:font-size-asian="12pt" style:font-style-asian="normal" style:font-name-complex="Arial2" style:font-size-complex="12pt" style:font-style-complex="normal"/>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fo:font-style="normal" fo:font-weight="normal" fo:background-color="transparent" style:font-style-asian="normal" style:font-name-complex="Arial2" style:font-style-complex="normal"/>
    </style:style>
    <style:style style:name="T25" style:family="text">
      <style:text-properties fo:font-variant="normal" fo:text-transform="none" fo:color="#000000" fo:font-size="11pt" fo:letter-spacing="normal" fo:font-style="normal" fo:font-weight="normal" fo:background-color="transparent" style:font-size-asian="11pt" style:font-style-asian="normal" style:font-name-complex="Arial2" style:font-size-complex="11pt" style:font-style-complex="normal"/>
    </style:style>
    <style:style style:name="T26" style:family="text">
      <style:text-properties fo:font-variant="normal" fo:text-transform="none" fo:color="#000000" style:font-name="Times New Roman2" fo:font-size="12pt" fo:letter-spacing="normal" fo:font-style="normal" fo:font-weight="normal" fo:background-color="transparent" style:font-size-asian="12pt" style:font-style-asian="normal" style:font-name-complex="Arial2" style:font-size-complex="12pt" style:font-style-complex="normal"/>
    </style:style>
    <style:style style:name="T27" style:family="text">
      <style:text-properties fo:font-variant="normal" fo:text-transform="none" fo:letter-spacing="normal"/>
    </style:style>
    <style:style style:name="T28" style:family="text">
      <style:text-properties fo:font-variant="normal" fo:text-transform="none" fo:font-size="9.75pt" fo:letter-spacing="normal" fo:font-style="normal" fo:font-weight="normal"/>
    </style:style>
    <style:style style:name="T29" style:family="text">
      <style:text-properties fo:font-variant="normal" fo:text-transform="none" fo:font-size="9.75pt" fo:letter-spacing="normal" fo:font-style="normal" fo:font-weight="normal" fo:background-color="transparent" style:font-size-asian="11pt" style:font-style-asian="normal" style:font-name-complex="Arial2" style:font-size-complex="11pt" style:font-style-complex="normal"/>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UNIVERSIDAD DE MÁLAGA</text:p>
      <text:p text:style-name="P2">ESCUELA TÉCNICA SUPERIOR DE INGENIERÍA INFORMÁTICA</text:p>
      <text:p text:style-name="P2">INGENIERO TÉCNICO EN INFORMÁTICA DE GESTIÓN</text:p>
      <text:p text:style-name="P2"/>
      <text:p text:style-name="P2"/>
      <text:p text:style-name="P2"/>
      <text:p text:style-name="P2">Un Servidor de Autorización OAuth 2.0</text:p>
      <text:p text:style-name="P2"/>
      <text:p text:style-name="P2"/>
      <text:p text:style-name="P2"/>
      <text:p text:style-name="P2">Realizado por<text:line-break/>Juan Alberto Muñoz Rodríguez</text:p>
      <text:p text:style-name="P2"/>
      <text:p text:style-name="P2">Dirigido por<text:line-break/>Antonio Jesús Nebro Urbaneja</text:p>
      <text:p text:style-name="P2"/>
      <text:p text:style-name="P2">Departamento<text:line-break/>Lenguajes y Ciencias de la Computación</text:p>
      <text:p text:style-name="P2"/>
      <text:p text:style-name="P3"><text:line-break/></text:p>
      <text:p text:style-name="P3">MÁLAGA, diciembre de 2015</text:p>
      <text:p text:style-name="P52">UNIVERSIDAD DE MÁLAGA</text:p>
      <text:p text:style-name="P2">ESCUELA TÉCNICA SUPERIOR DE INGENIERÍA INFORMÁTICA</text:p>
      <text:p text:style-name="P2">INGENIERO TÉCNICO EN INFORMÁTICA DE GESTIÓN</text:p>
      <text:p text:style-name="P4"/>
      <text:p text:style-name="P11">Reunido el tribunal examinador en el día de la fecha, constituido por:</text:p>
      <text:p text:style-name="P9">Presidente/a Dº/Dª ____________________________________________________________</text:p>
      <text:p text:style-name="P9">Secretario/a Dº/Dª ____________________________________________________________</text:p>
      <text:p text:style-name="P11">Vocal Dº/Dª. ________________________________________________________________</text:p>
      <text:p text:style-name="P9">para juzgar el proyecto Fin de Carrera titulado<text:span text:style-name="T11"> </text:span><text:span text:style-name="T12">Un Servidor de Autorización OAuth 2.0</text:span></text:p>
      <text:p text:style-name="P9">realizado por Dº/Dª Juan Alberto Muñoz Rodríguez,</text:p>
      <text:p text:style-name="P9">tutorizado por Dº/Dª Antonio Jesús Nebro Urbaneja</text:p>
      <text:p text:style-name="P9">y, en su caso, dirigido académicamente por</text:p>
      <text:p text:style-name="P11">Dº/Dª ______________________________________________________________________ </text:p>
      <text:p text:style-name="P9">ACORDÓ POR ________________________________ OTORGAR LA CALIFICACIÓN DE __________________________________</text:p>
      <text:p text:style-name="P9">Y PARA QUE CONSTE, SE EXTIENDE FIRMADA POR LOS COMPARECIENTES DEL TRIBUNAL, LA PRESENTE DILIGENCIA.</text:p>
      <text:p text:style-name="P9"/>
      <text:p text:style-name="P10">Málaga a ____ de ______________ de 20__</text:p>
      <text:p text:style-name="P10"/>
      <table:table table:name="Tabla1" table:style-name="Tabla1">
        <table:table-column table:style-name="Tabla1.A" table:number-columns-repeated="3"/>
        <table:table-row>
          <table:table-cell table:style-name="Tabla1.A1" office:value-type="string">
            <text:p text:style-name="P24">El/La presidente/a</text:p>
          </table:table-cell>
          <table:table-cell table:style-name="Tabla1.A1" office:value-type="string">
            <text:p text:style-name="P24">El/La secretario/a</text:p>
          </table:table-cell>
          <table:table-cell table:style-name="Tabla1.A1" office:value-type="string">
            <text:p text:style-name="P24">El/La vocal</text:p>
          </table:table-cell>
        </table:table-row>
        <table:table-row table:style-name="Tabla1.2">
          <table:table-cell table:style-name="Tabla1.A1" office:value-type="string">
            <text:p text:style-name="P24"/>
          </table:table-cell>
          <table:table-cell table:style-name="Tabla1.A1" office:value-type="string">
            <text:p text:style-name="P24"/>
          </table:table-cell>
          <table:table-cell table:style-name="Tabla1.A1" office:value-type="string">
            <text:p text:style-name="P24"/>
          </table:table-cell>
        </table:table-row>
        <table:table-row>
          <table:table-cell table:style-name="Tabla1.A1" office:value-type="string">
            <text:p text:style-name="P24">Fdo.:</text:p>
          </table:table-cell>
          <table:table-cell table:style-name="Tabla1.A1" office:value-type="string">
            <text:p text:style-name="P24">Fdo.:</text:p>
          </table:table-cell>
          <table:table-cell table:style-name="Tabla1.A1" office:value-type="string">
            <text:p text:style-name="P24">Fdo.:</text:p>
          </table:table-cell>
        </table:table-row>
      </table:table>
      <text:p text:style-name="P1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text:p>
          </text:index-title>
          <text:p text:style-name="P27">1.Introducción<text:tab/>5</text:p>
          <text:p text:style-name="P27">2.Objetivos<text:tab/>6</text:p>
          <text:p text:style-name="P27">3.Fases<text:tab/>7</text:p>
          <text:p text:style-name="P27">4.Material y recursos a utilizar<text:tab/>8</text:p>
          <text:p text:style-name="P27">5.Bibliografía<text:tab/>8</text:p>
        </text:index-body>
      </text:table-of-content>
      <text:p text:style-name="P25"/>
      <text:list xml:id="list199977123902354797" text:style-name="Outline">
        <text:list-item>
          <text:h text:style-name="P38"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14">protocolo</text:span> OAuth 2.0 y sus <text:span text:style-name="T13">Request For Comments</text:span> (<text:span text:style-name="T13">RFCs</text:span>) asociados son desarrollados por el <text:span text:style-name="T13">Internet Engineering Task Force (IETF) OAuth WG.</text:span></text:p>
      <text:p text:style-name="P13">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13">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44">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9224897" text:continue-numbering="true" text:style-name="Outline">
        <text:list-item>
          <text:list>
            <text:list-item>
              <text:h text:style-name="P30" text:outline-level="2">Objetivos</text:h>
            </text:list-item>
          </text:list>
        </text:list-item>
      </text:list>
      <text:p text:style-name="P29">Para la realización de este proyecto se plantean los siguientes objetivos:</text:p>
      <text:list xml:id="list2102097243399830237" text:style-name="L1">
        <text:list-item>
          <text:p text:style-name="P53">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54">Dicho servidor hará también las funciones de servidor de recursos, para permitir la gestión de la configuración de todos los datos referidos a la autenticación.</text:p>
        </text:list-item>
        <text:list-item>
          <text:p text:style-name="P42"><text:span text:style-name="T1">También se ha pensado en la realización de una SPA (</text:span><text:span text:style-name="T2">Single Page Application</text:span><text:span text:style-name="T1">, aplicación de una sola página en español) realizada con AngularJS. 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list-item>
      </text:list>
      <text:p text:style-name="P13"/>
      <text:p text:style-name="P13"/>
      <text:p text:style-name="P13"/>
      <text:p text:style-name="P13">La implementación del servidor de autorización OAuth 2.0 se realizará usando el middleware OWIN OAuth, desarrollado dentro del proyecto Katana de Microsoft. Por tanto dicho servidor estará desarrollado utilizando el framework de .NET. Además, el servidor expondrá sus servicios mediante Web API 2 y el acceso a base de datos se realizará utilizando Entity Framework. La gestión de los usuarios se hará con ASP.NET Identity. Asimismo se realizará utilizando el patrón de diseño Inyección de Dependencias, para lo que se utilizará el contenedor de control de inversión Autofac. Todo ello utilizando el lenguaje de programación C#.</text:p>
      <text:p text:style-name="P14"><text:soft-page-break/><text:span text:style-name="T1">También se ha pensado en la realización de una SPA (</text:span><text:span text:style-name="T2">Single Page Application</text:span><text:span text:style-name="T1">, aplicación de una sola página en español) realizada con AngularJS. Esta aplicación tendrá varias secciones entre las que se incluirá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p text:style-name="P13">Esta aplicación podrá tener usuarios con diferentes niveles de privilegios mediante el uso de roles, cuya implementación será facilitada por la utilización de ASP.NET Identity en el servidor.</text:p>
      <text:p text:style-name="P13">La propia aplicación actuará como cliente del servidor de autorización, por lo que sus usuarios harán uso del servidor para su autenticación.</text:p>
      <text:p text:style-name="P13">La utilización de diferentes tecnologías de reciente aparición y la complejidad que puede conllevar combinarlas todas en el servidor y la aplicación arriba descritos, con orientación real, justifican la realización del presente proyecto de fin de carrera.</text:p>
      <text:list xml:id="list39245059" text:continue-list="list39224897" text:style-name="Outline">
        <text:list-item>
          <text:h text:style-name="P39" text:outline-level="1">Conceptos básicos de OAuth 2.0</text:h>
          <text:list>
            <text:list-item>
              <text:h text:style-name="P31"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6263089554389905457" text:style-name="L2">
        <text:list-item>
          <text:p text:style-name="P55">La aplicación de terceros tiene que guardar las credenciales para un uso futuro</text:p>
        </text:list-item>
        <text:list-item>
          <text:p text:style-name="P55">La aplicación de terceros obtiene un acceso total a los recursos, sin que el dueño del recurso tenga opción de restringir la duración del acceso o limitar dicho acceso a una parte de los recursos.</text:p>
        </text:list-item>
        <text:list-item>
          <text:p text:style-name="P55">El dueño del recurso no puede revocar el acceso a una aplicación de terceros sin revocarlo a todas las aplicaciones de terceros, y sólo puede hacerlo cambiando la contraseña.</text:p>
        </text:list-item>
        <text:list-item>
          <text:p text:style-name="P55">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9235711" text:continue-list="list39245059" text:style-name="Outline">
        <text:list-item>
          <text:list>
            <text:list-item>
              <text:h text:style-name="P31" text:outline-level="2"><text:soft-page-break/>Roles</text:h>
            </text:list-item>
          </text:list>
        </text:list-item>
      </text:list>
      <text:p text:style-name="Text_20_body">OAuth define cuatro roles:</text:p>
      <text:list xml:id="list3212391437393734992" text:style-name="L3">
        <text:list-item>
          <text:p text:style-name="P56">Propietario de recursos:</text:p>
        </text:list-item>
      </text:list>
      <text:p text:style-name="Text_20_body"><text:tab/>Entidad capaz de conceder acceso a un recurso protegido. Si el propietario del recurso <text:tab/>es una persona nos referiremos a él como usuario final.</text:p>
      <text:list xml:id="list1429167232900598584" text:style-name="L4">
        <text:list-item>
          <text:p text:style-name="P57">Servidor de recursos:</text:p>
          <text:p text:style-name="P57">Es el servidor que almacena los recursos protegidos. Es capaz de aceptar y responder a peticiones de recursos protegidos hechas usando tokens de acceso.</text:p>
        </text:list-item>
        <text:list-item>
          <text:p text:style-name="P57">Cliente:</text:p>
          <text:p text:style-name="P57">Es una aplicación que hace peticiones de recursos protegidos de parte del propietario de los recursos y con su consentimiento. El término <text:span text:style-name="T13">cliente</text:span><text:span text:style-name="T15"> no implica características de implementación particulares, es decir, no define si la aplicación se ejecuta en un servidor, en un equipo de escritorio o en cualquier otro dispositivo.</text:span></text:p>
        </text:list-item>
        <text:list-item>
          <text:p text:style-name="P58">Servidor de autorización</text:p>
          <text:p text:style-name="P58">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9246779" text:continue-list="list39235711" text:style-name="Outline">
        <text:list-item>
          <text:list>
            <text:list-item>
              <text:h text:style-name="P31" text:outline-level="2"><text:soft-page-break/>Flujo del protocolo</text:h>
            </text:list-item>
          </text:list>
        </text:list-item>
      </text:list>
      <text:p text:style-name="Text_20_body"/>
      <text:p text:style-name="P28">+--------+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1853754585801601037" text:style-name="L5">
        <text:list-item>
          <text:p text:style-name="P59">El cliente solicita autorización del dueño del recurso. La solicitud de autorización puede ser directamente al propietario del recurso (como se muestra) o preferiblemente usando al servidor de autorización como intermediario.</text:p>
        </text:list-item>
        <text:list-item>
          <text:p text:style-name="P59">El cliente recibe un permiso de autorización, que es una credencial representando la autorización del propietario del recurso.</text:p>
        </text:list-item>
        <text:list-item>
          <text:p text:style-name="P59">El cliente solicita un token de acceso al servidor de autorización presentando el permiso de autorización recibido en el paso anterior.</text:p>
        </text:list-item>
        <text:list-item>
          <text:p text:style-name="P59">El servidor de autorización autentica al cliente y valida el permiso de autorización. Si es válido, entrega un token de acceso.</text:p>
        </text:list-item>
        <text:list-item>
          <text:p text:style-name="P59">El cliente solicita el recurso protegido al servidor de recursos y se autentica presentando el token de acceso.</text:p>
        </text:list-item>
        <text:list-item>
          <text:p text:style-name="P59">El servidor de recursos valida el token de acceso. Si es válido, sirve el recurso solicitado.</text:p>
        </text:list-item>
      </text:list>
      <text:list xml:id="list39232046" text:continue-list="list39246779" text:style-name="Outline">
        <text:list-item>
          <text:list>
            <text:list-item>
              <text:h text:style-name="P31" text:outline-level="2"><text:soft-page-break/>Tipos de tokens</text:h>
              <text:list>
                <text:list-item>
                  <text:h text:style-name="Heading_20_3" text:outline-level="3">Token de Acceso</text:h>
                </text:list-item>
              </text:list>
            </text:list-item>
          </text:list>
        </text:list-item>
      </text:list>
      <text:p text:style-name="P5">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9236318" text:continue-numbering="true" text:style-name="Outline">
        <text:list-item>
          <text:list>
            <text:list-item>
              <text:list>
                <text:list-item>
                  <text:h text:style-name="Heading_20_3" text:outline-level="3">Token de Refresco</text:h>
                </text:list-item>
              </text:list>
            </text:list-item>
          </text:list>
        </text:list-item>
      </text:list>
      <text:p text:style-name="P5">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6">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6">En la figura siguiente se muestra el flujo que se produce cuando se refresca un token de acceso caducado:</text:p>
      <text:p text:style-name="P7">+--------+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7">Figure 2: Refreshing an Expired Access Token </text:p>
      <text:p text:style-name="P8"><text:soft-page-break/>El flujo ilustrado incluye los siguientes pasos:</text:p>
      <text:list xml:id="list39247737" text:continue-list="list1853754585801601037" text:style-name="L5">
        <text:list-item text:start-value="1">
          <text:p text:style-name="P59">El cliente solicita un token de acceso al servidor de autorización presentando el permiso de autorización otorgado.</text:p>
        </text:list-item>
        <text:list-item>
          <text:p text:style-name="P59">El servidor de autorización autentica al cliente y valida el premiso de autorización. Si es válido, entrega un token de acceso.</text:p>
        </text:list-item>
        <text:list-item>
          <text:p text:style-name="P59">El cliente solicita el recurso protegido al servidor de recursos y se autentica presentando el token de acceso.</text:p>
        </text:list-item>
        <text:list-item>
          <text:p text:style-name="P60">El servidor de recursos valida el token de acceso. Si es válido, sirve el recurso solicitado.</text:p>
        </text:list-item>
        <text:list-item>
          <text:p text:style-name="P60">Los pasos 3 y 4 se repiten hasta que el token de acceso expira. Si el cliente sabe que el token de acceso ha expirado, salta al paso 7, en otro caso hace otra solicitud de recurso protegido.</text:p>
        </text:list-item>
        <text:list-item>
          <text:p text:style-name="P60">Como el token de acceso es inválido, el servidor de recursos devuelve un error de <text:span text:style-name="T13">token inválido</text:span><text:span text:style-name="T15">.</text:span></text:p>
        </text:list-item>
        <text:list-item>
          <text:p text:style-name="P61">El cliente solicita un nuevo token de acceso al servidor de autorización enviando el token de refresco.</text:p>
        </text:list-item>
        <text:list-item>
          <text:p text:style-name="P61">El servidor de autorización autentica al cliente y valida el token de refresco. Si es válido, entrega al cliente un nuevo token de acceso (y opcionalmente y nuevo token de refresco).</text:p>
        </text:list-item>
      </text:list>
      <text:list xml:id="list39247266" text:continue-list="list39236318" text:style-name="Outline">
        <text:list-item>
          <text:list>
            <text:list-item>
              <text:h text:style-name="P31" text:outline-level="2">Clientes</text:h>
              <text:list>
                <text:list-item>
                  <text:h text:style-name="Heading_20_3" text:outline-level="3">Registro de un cliente</text:h>
                </text:list-item>
              </text:list>
            </text:list-item>
          </text:list>
        </text:list-item>
      </text:list>
      <text:p text:style-name="P5">Antes de iniciar el protocolo, el cliente tiene que estar registrado con el servidor de autorización.</text:p>
      <text:p text:style-name="P5">Para registrar un cliente, el desarrollador de dicho cliente tiene que realizar las siguientes acciones:</text:p>
      <text:list xml:id="list1298281201784280201" text:style-name="L18">
        <text:list-item>
          <text:p text:style-name="P66"><text:span text:style-name="T16">Especificar el tipo de cliente. Los tipos de cliente los describiremos en el siguiente punto.</text:span></text:p>
        </text:list-item>
        <text:list-item>
          <text:p text:style-name="P66"><text:span text:style-name="T16">Especificar sus URIs de redirección de cliente. Este punto se explicará más adelante.</text:span></text:p>
        </text:list-item>
        <text:list-item>
          <text:p text:style-name="P66"><text:soft-page-break/><text:span text:style-name="T16">Indicar cualquier otra información requerida por el servidor de autorización, como por ejemplo el nombre de aplicación, el sitio web, una descripción, un logo o la aceptación de los términos legales).</text:span></text:p>
        </text:list-item>
      </text:list>
      <text:list xml:id="list39237482" text:continue-list="list39247266" text:style-name="Outline">
        <text:list-item>
          <text:list>
            <text:list-item>
              <text:list>
                <text:list-item>
                  <text:h text:style-name="Heading_20_3" text:outline-level="3">Tipos de cliente</text:h>
                </text:list-item>
              </text:list>
            </text:list-item>
          </text:list>
        </text:list-item>
      </text:list>
      <text:p text:style-name="P62">OAuth define dos tipos de clientes, dependiendo de su habilidad para autenticarse de manera segura con el servidor de autorización, o lo que es lo mismo, dependiendo de su habilidad para mantener la confidencialidad de sus credenciales.</text:p>
      <text:p text:style-name="P62">Estos tipos son:</text:p>
      <text:list xml:id="list2308831637868191461" text:style-name="L19">
        <text:list-item>
          <text:p text:style-name="P67"><text:span text:style-name="T17">Confidencial</text:span></text:p>
        </text:list-item>
      </text:list>
      <text:list xml:id="list569405084173764157" text:style-name="L7">
        <text:list-header>
          <text:p text:style-name="P63">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652536795898909547" text:style-name="L20">
        <text:list-item>
          <text:p text:style-name="P68"><text:span text:style-name="T17">Público</text:span></text:p>
        </text:list-item>
      </text:list>
      <text:list xml:id="list39242944" text:continue-list="list569405084173764157" text:style-name="L7">
        <text:list-header>
          <text:p text:style-name="P63">Es aquel cliente incapaz de mantener la confidencialidad de sus credenciales, por ejemplo una aplicación nativa de un dispositivo o una aplicación web, e incapaz de realizar una autenticación seguro mediante cualquier otro medio.</text:p>
        </text:list-header>
      </text:list>
      <text:p text:style-name="P62">Incluidos en estos tipos de cliente, esta especificación ha sido diseñada pensando en los siguientes perfiles de cliente:</text:p>
      <text:list xml:id="list1851667578465635658" text:style-name="L21">
        <text:list-item>
          <text:p text:style-name="P69"><text:span text:style-name="T17">Aplicación web</text:span></text:p>
        </text:list-item>
      </text:list>
      <text:list xml:id="list9493949475346890" text:style-name="L8">
        <text:list-header>
          <text:p text:style-name="P64">Una aplicación web es un cliente confidencial ejecutándose en un servidor web. El propietario del recurso accede al cliente vía un interfaz de usuario HTML renderizada en un agente de usuario (<text:span text:style-name="T13">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6516760290771346370" text:style-name="L22">
        <text:list-item>
          <text:p text:style-name="P70"><text:span text:style-name="T17">Aplicación basada en agente de usuario</text:span></text:p>
        </text:list-item>
      </text:list>
      <text:list xml:id="list39224936" text:continue-list="list9493949475346890" text:style-name="L8">
        <text:list-header>
          <text:p text:style-name="P64">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3546897928270002953" text:style-name="L23">
        <text:list-item>
          <text:p text:style-name="P71"><text:span text:style-name="T17">Aplicación nativa</text:span></text:p>
        </text:list-item>
      </text:list>
      <text:list xml:id="list39225187" text:continue-list="list39224936" text:style-name="L8">
        <text:list-header>
          <text:p text:style-name="P64">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9250381" text:continue-list="list39237482" text:style-name="Outline">
        <text:list-item>
          <text:list>
            <text:list-item>
              <text:list>
                <text:list-item>
                  <text:h text:style-name="Heading_20_3" text:outline-level="3">Identificador de cliente</text:h>
                </text:list-item>
              </text:list>
            </text:list-item>
          </text:list>
        </text:list-item>
      </text:list>
      <text:p text:style-name="P62">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9224560" text:continue-numbering="true" text:style-name="Outline">
        <text:list-item>
          <text:list>
            <text:list-item>
              <text:list>
                <text:list-item>
                  <text:h text:style-name="Heading_20_3" text:outline-level="3">Autenticación de cliente</text:h>
                </text:list-item>
              </text:list>
            </text:list-item>
          </text:list>
        </text:list-item>
      </text:list>
      <text:p text:style-name="P62">Si el tipo de cliente es confidencial, el cliente y el servidor de autorización establecen un método de autenticación adecuado a los requerimientos de seguridad del servidor de autorización.</text:p>
      <text:p text:style-name="P62">Típicamente, a los clientes confidenciales se les entrega un conjunto de credenciales de cliente usadas para la autenticación con el servidor de autorización, por ejemplo una contraseña o un par de claves pública/privada.</text:p>
      <text:p text:style-name="P62">El cliente no debe utilizar más de un método de autenticación en cada petición.</text:p>
      <text:list xml:id="list39245072" text:continue-numbering="true" text:style-name="Outline">
        <text:list-item>
          <text:list>
            <text:list-item>
              <text:list>
                <text:list-item>
                  <text:list>
                    <text:list-item>
                      <text:h text:style-name="P40" text:outline-level="4"><text:soft-page-break/>Contraseña de cliente</text:h>
                    </text:list-item>
                  </text:list>
                </text:list-item>
              </text:list>
            </text:list-item>
          </text:list>
        </text:list-item>
      </text:list>
      <text:p text:style-name="P72"><text:span text:style-name="T17">Los clientes en posesión de una contraseña de cliente deben usar el esquema de autenticación básico HTTP para autenticarse con el servidor de autorización, como se describe en </text:span><text:span text:style-name="T18">[</text:span><text:a xlink:type="simple" xlink:href="http://tools.ietf.org/html/rfc2617" text:style-name="Internet_20_link" text:visited-style-name="Visited_20_Internet_20_Link"><text:span text:style-name="T21">RFC2617</text:span></text:a><text:span text:style-name="T18">]</text:span><text:span text:style-name="T17">. </text:span></text:p>
      <text:p text:style-name="P33"><text:span text:style-name="T19">El identificador de cliente es codificado usando el algoritmo de codificación </text:span><text:span text:style-name="T25">application/x-www-form-urlencoded</text:span><text:span text:style-name="T26"> y el valor resultante es utilizado como nombre de usuario.</text:span></text:p>
      <text:p text:style-name="P72"><text:span text:style-name="T22">La contraseña de usuario es codificada usando el mismo algoritmo y el valor resultante es usado como contraseña.</text:span></text:p>
      <text:p text:style-name="P72"><text:span text:style-name="T22">El servidor de autorización debe soportar el esquema de autenticación básico HTTP para autenticar a los clientes a los que fue entregada una contraseña.</text:span></text:p>
      <text:p text:style-name="P72"><text:span text:style-name="T22">Por ejemplo:</text:span></text:p>
      <text:p text:style-name="P32"><text:span text:style-name="T24">Authorization: Basic zCzZ4321Sa3F0Mazo3RampaBaenIxS3vEUmJuMuRobUS3</text:span></text:p>
      <text:p text:style-name="P73">Alternativamente, el servidor de autorización puede admitir las credenciales de cliente incluidas en el cuerpo de la petición HTTP usando los siguientes parámetros:</text:p>
      <text:list xml:id="list8293854188288526395" text:style-name="L24">
        <text:list-item>
          <text:p text:style-name="P76">client_id</text:p>
          <text:p text:style-name="P74">OBLIGATORIO. Es el identificador de cliente entregado por el servidor de autorización durante el registro de dicho cliente.</text:p>
        </text:list-item>
        <text:list-item>
          <text:p text:style-name="P76">client_secret</text:p>
          <text:p text:style-name="P74">OBLIGATORIO. El secreto de cliente. El cliente puede omitir este parámetro si el secreto de cliente es una cadena vacía.</text:p>
        </text:list-item>
      </text:list>
      <text:p text:style-name="P75">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5">Por ejemplo, una petición de refresco de token de acceso incluyendo los parámetros en el cuerpo quedaría como sigue:</text:p>
      <text:p text:style-name="P35"><text:span text:style-name="T29"><text:s text:c="5"/>POST /token HTTP/1.1</text:span></text:p>
      <text:p text:style-name="P35"><text:span text:style-name="T27"><text:s text:c="5"/></text:span><text:span text:style-name="T28">Host: server.example.com</text:span></text:p>
      <text:p text:style-name="P36"><text:span text:style-name="T23"><text:s text:c="5"/></text:span><text:span text:style-name="T20">Content-Type: application/x-www-form-urlencoded</text:span></text:p>
      <text:p text:style-name="P36"><text:span text:style-name="T20"/></text:p>
      <text:p text:style-name="P36"><text:soft-page-break/><text:span text:style-name="T23"><text:s text:c="5"/></text:span><text:span text:style-name="T20">grant_type=refresh_token&amp;refresh_token=tGzv3JOkF0XG5Qx2TlKWIA</text:span></text:p>
      <text:p text:style-name="P36"><text:span text:style-name="T23"><text:s text:c="5"/></text:span><text:span text:style-name="T20">&amp;client_id=s6BhdRkqt3&amp;client_secret=7Fjfp0ZBr1KtDRbnfVdmIw</text:span></text:p>
      <text:p text:style-name="P34"/>
      <text:p text:style-name="P73">El servidor de autorización debe requerir el uso de TLS (<text:span text:style-name="T13">Transport Layer Security</text:span>) cuando recibe peticiones que incluya una contraseña.</text:p>
      <text:p text:style-name="P73">Ya que este método de autenticación de cliente incluye una contraseña, el servidor de autorización debe proteger cada <text:span text:style-name="T13">endpoint</text:span> contra ataques por la fuerza bruta.</text:p>
      <text:list xml:id="list39224839" text:continue-list="list39245072" text:style-name="Outline">
        <text:list-item>
          <text:list>
            <text:list-item>
              <text:list>
                <text:list-item>
                  <text:list>
                    <text:list-item>
                      <text:h text:style-name="Heading_20_4"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9238995" text:continue-numbering="true" text:style-name="Outline">
        <text:list-item>
          <text:list>
            <text:list-item>
              <text:list>
                <text:list-item>
                  <text:h text:style-name="Heading_20_3" text:outline-level="3">Continuación</text:h>
                </text:list-item>
              </text:list>
            </text:list-item>
          </text:list>
        </text:list-item>
      </text:list>
      <text:p text:style-name="P62">En este capítulo del documento hemos presentado los conceptos más básicos y teóricos del protocolo. Los demás puntos relevantes los veremos de una manera más práctica, aplicados en el desarrollo del servidor implementado, en el próximo capítulo.</text:p>
      <text:p text:style-name="P62"/>
      <text:list xml:id="list39251539" text:continue-numbering="true" text:style-name="Outline">
        <text:list-item>
          <text:h text:style-name="Heading_20_1" text:outline-level="1">Objetivos</text:h>
        </text:list-item>
      </text:list>
      <text:p text:style-name="P15">El principal objetivo del proyecto es diseñar e implementar un servidor de autorización utilizando el estándar OAuth 2.0.</text:p>
      <text:p text:style-name="P15">Gracias a la utilización de OWIN, podremos dividir nuestra aplicación de una manera sencilla en los siguientes módulos:</text:p>
      <text:list xml:id="list39253592" text:continue-numbering="true" text:style-name="Outline">
        <text:list-item>
          <text:list>
            <text:list-item>
              <text:list>
                <text:list-item>
                  <text:list>
                    <text:list-item>
                      <text:list>
                        <text:list-item>
                          <text:h text:style-name="Heading_20_5" text:outline-level="5"><text:span text:style-name="T3">Autorización</text:span><text:span text:style-name="T3">/autenticación</text:span></text:h>
                        </text:list-item>
                      </text:list>
                    </text:list-item>
                  </text:list>
                </text:list-item>
              </text:list>
            </text:list-item>
          </text:list>
        </text:list-item>
      </text:list>
      <text:list xml:id="list6719809989840646521" text:style-name="WWNum3">
        <text:list-header>
          <text:p text:style-name="P45">Este módulo implementará toda la funcionalidad de autorización de OAuth 2.0.</text:p>
        </text:list-header>
      </text:list>
      <text:list xml:id="list39251504" text:continue-list="list39253592" text:style-name="Outline">
        <text:list-item>
          <text:list>
            <text:list-item>
              <text:list>
                <text:list-item>
                  <text:list>
                    <text:list-item>
                      <text:list>
                        <text:list-item>
                          <text:h text:style-name="P41" text:outline-level="5">Servicios HTTP</text:h>
                        </text:list-item>
                      </text:list>
                    </text:list-item>
                  </text:list>
                </text:list-item>
              </text:list>
            </text:list-item>
          </text:list>
        </text:list-item>
      </text:list>
      <text:list xml:id="list39253034" text:continue-list="list6719809989840646521" text:style-name="WWNum3">
        <text:list-header>
          <text:p text:style-name="P46">El uso de Web API nos facilitará la tarea de construir nuestros servicios HTTP. Dividiremos este módulo en tres capas:</text:p>
          <text:list>
            <text:list-item>
              <text:p text:style-name="P47">Capa de presentación:</text:p>
            </text:list-item>
          </text:list>
        </text:list-header>
      </text:list>
      <text:p text:style-name="P19"><text:soft-page-break/>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39256623" text:continue-numbering="true" text:style-name="WWNum3">
        <text:list-item>
          <text:list>
            <text:list-item>
              <text:p text:style-name="P48"><text:span text:style-name="T3">Capa de negocio</text:span><text:span text:style-name="T1">:</text:span></text:p>
            </text:list-item>
          </text:list>
        </text:list-item>
      </text:list>
      <text:p text:style-name="P19">En esta capa se implementará toda la lógica necesaria para manipular los datos.</text:p>
      <text:list xml:id="list39255802" text:continue-numbering="true" text:style-name="WWNum3">
        <text:list-item>
          <text:list>
            <text:list-item>
              <text:p text:style-name="P48"><text:span text:style-name="T3">Capa de acceso a datos</text:span><text:span text:style-name="T1">:</text:span></text:p>
            </text:list-item>
          </text:list>
        </text:list-item>
      </text:list>
      <text:p text:style-name="P20"><text:span text:style-name="T1">Como su nombre indica, aquí implementaremos el acceso a la base de datos. Dicho acceso se implementará utilizando Entity Framework en su vertiente </text:span><text:span text:style-name="T2">Code-First</text:span><text:span text:style-name="T1">.</text:span></text:p>
      <text:p text:style-name="P15">El segundo objetivo que nos hemos propuesto es la realización de una SPA con AngularJS. AngularJS plantea un patrón de desarrollo MVC (Modelo-Vista-Controlador), por lo que implementaremos nuestra aplicación siguiendo este patrón:</text:p>
      <text:list xml:id="list39239674" text:continue-numbering="true" text:style-name="WWNum3">
        <text:list-item>
          <text:p text:style-name="P49">Modelo:</text:p>
        </text:list-item>
      </text:list>
      <text:p text:style-name="P21">Es el más bajo nivel del patrón, responsable de mantener los datos.</text:p>
      <text:list xml:id="list39228165" text:continue-numbering="true" text:style-name="WWNum3">
        <text:list-item>
          <text:p text:style-name="P48"><text:span text:style-name="T3">Vista</text:span><text:span text:style-name="T1">:</text:span></text:p>
        </text:list-item>
      </text:list>
      <text:p text:style-name="P21">Es responsable de mostrar todos o parte de los datos al usuario.</text:p>
      <text:list xml:id="list39248688" text:continue-numbering="true" text:style-name="WWNum3">
        <text:list-item>
          <text:p text:style-name="P48"><text:span text:style-name="T3">Controlador</text:span><text:span text:style-name="T1">:</text:span></text:p>
        </text:list-item>
      </text:list>
      <text:p text:style-name="P21">Es la parte del código que controla la interacción entre los datos y la vista.</text:p>
      <text:p text:style-name="P18"/>
      <text:list xml:id="list39236730" text:continue-list="list39251504" text:style-name="Outline">
        <text:list-item>
          <text:h text:style-name="Heading_20_1" text:outline-level="1">Fases</text:h>
        </text:list-item>
      </text:list>
      <text:p text:style-name="P15">La realización del proyecto contará con las siguientes fases:</text:p>
      <text:list xml:id="list7060575657361577000" text:style-name="WWNum1">
        <text:list-item>
          <text:p text:style-name="P50">Estudio de las diferentes tecnologías y herramientas a usar (OAuth 2.0, OWIN OAuth, Web API 2, Entity Framework, ASP.NET Identity, AngularJS, Autofac, Visual Studio 2013, C#, …).</text:p>
        </text:list-item>
        <text:list-item>
          <text:p text:style-name="P50"><text:soft-page-break/>Diseño funcional.</text:p>
        </text:list-item>
        <text:list-item>
          <text:p text:style-name="P50">Diseño técnico.</text:p>
        </text:list-item>
        <text:list-item>
          <text:p text:style-name="P50">Implementación.</text:p>
        </text:list-item>
        <text:list-item>
          <text:p text:style-name="P50">Evaluación del servidor de autorización y de la aplicación.</text:p>
        </text:list-item>
      </text:list>
      <text:p text:style-name="P18"/>
      <text:list xml:id="list39248422" text:continue-list="list39236730" text:style-name="Outline">
        <text:list-item>
          <text:h text:style-name="Heading_20_1" text:outline-level="1">Material y recursos a utilizar</text:h>
        </text:list-item>
      </text:list>
      <text:p text:style-name="P15">El presente proyecto requiere del siguiente material para su desarrollo:</text:p>
      <text:p text:style-name="P15">El hardware necesario para la fase de desarrollo será un pc con sistema operativo Windows 7 o Windows 8.1; para las pruebas será necesario usar varios ordenadores conectados en red.</text:p>
      <text:p text:style-name="P15">En cuanto al software, se usará: Visual Studio 2013, OWIN OAuth, .NET Framework 4.5, ASP.NET Web API 2, Entity Framework, Autofac, lenguaje C#, <text:s/>javascript, JQuery, AngularJS.</text:p>
      <text:p text:style-name="P22"/>
      <text:p text:style-name="P22"/>
      <text:list xml:id="list39255993" text:continue-numbering="true" text:style-name="Outline">
        <text:list-item>
          <text:h text:style-name="Heading_20_1" text:outline-level="1">Bibliografía</text:h>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7">1: Gurley, Gabriel, A Conceptual Guide to OpenOffice.org 2 for Windows and Linux, 2007</text:p>
        </text:index-body>
      </text:bibliography>
      <text:p text:style-name="P16"/>
      <text:p text:style-name="P16"><text:bibliography-mark text:identifier="GUR00" text:bibliography-type="book" text:author="Gurley, Gabriel" text:pages="280" text:publisher="Concise Concepts, Inc." text:title="A Conceptual Guide to OpenOffice.org 2 for Windows and Linux" text:year="2007" text:custom1="English" text:isbn="9780977899135">[1]</text:bibliography-mark></text:p>
      <text:p text:style-name="P17"><text:span text:style-name="T1">[1] OAuth 2.0: </text:span><text:a xlink:type="simple" xlink:href="http://oauth.net/2/" text:style-name="Internet_20_link" text:visited-style-name="Visited_20_Internet_20_Link"><text:span text:style-name="T6">http://oauth.net/2/</text:span></text:a></text:p>
      <text:p text:style-name="P17"><text:span text:style-name="T4">[2] The OAuth 2.0 Authorization Framework: </text:span><text:a xlink:type="simple" xlink:href="http://tools.ietf.org/html/rfc6749" text:style-name="Internet_20_link" text:visited-style-name="Visited_20_Internet_20_Link"><text:span text:style-name="T7">http://tools.ietf.org/html/rfc6749</text:span></text:a></text:p>
      <text:p text:style-name="P23"><text:span text:style-name="T4">[3] The OAuth 2.0 Authorization Framework: Bearer Token Usage: </text:span><text:a xlink:type="simple" xlink:href="http://tools.ietf.org/html/rfc6749" text:style-name="Internet_20_link" text:visited-style-name="Visited_20_Internet_20_Link"><text:span text:style-name="T9">http://tools.ietf.org/html/rfc6750</text:span></text:a></text:p>
      <text:p text:style-name="P23"><text:soft-page-break/><text:span text:style-name="T5">[3] 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8">http://bitoftech.net/2014/06/01/token-based-authentication-asp-net-web-api-2-owin-asp-net-identity/</text:span></text:a></text:p>
      <text:p text:style-name="P23"><text:span text:style-name="T5">[4] OWIN and Katana: </text:span><text:a xlink:type="simple" xlink:href="http://www.asp.net/aspnet/overview/owin-and-katana" text:style-name="Internet_20_link" text:visited-style-name="Visited_20_Internet_20_Link">http://www.asp.net/aspnet/overview/owin-and-katan</text:a><text:a xlink:type="simple" xlink:href="http://www.asp.net/aspnet/overview/owin-and-katana" text:style-name="Internet_20_link" text:visited-style-name="Visited_20_Internet_20_Link">a</text:a><text:span text:style-name="T5">, </text:span><text:a xlink:type="simple" xlink:href="http://www.asp.net/aspnet/overview/owin-and-katana/owin-oauth-20-authorization-server" text:style-name="Internet_20_link" text:visited-style-name="Visited_20_Internet_20_Link"><text:span text:style-name="T8">http://www.asp.net/aspnet/overview/owin-and-katana/owin-oauth-20-authorization-server</text:span></text:a></text:p>
      <text:p text:style-name="P17"><text:span text:style-name="T4">[5] ASP.NET Web API 2: </text:span><text:a xlink:type="simple" xlink:href="http://www.asp.net/web-api" text:style-name="Internet_20_link" text:visited-style-name="Visited_20_Internet_20_Link"><text:span text:style-name="T7">http://www.asp.net/web-api</text:span></text:a></text:p>
      <text:p text:style-name="P17"><text:span text:style-name="T4">[6] Entity Framework: </text:span><text:a xlink:type="simple" xlink:href="http://www.asp.net/entity-framework" text:style-name="Internet_20_link" text:visited-style-name="Visited_20_Internet_20_Link"><text:span text:style-name="T7">http://www.asp.net/entity-framework</text:span></text:a></text:p>
      <text:p text:style-name="P23"><text:span text:style-name="T4">[7] Depency Injection pattern: </text:span><text:a xlink:type="simple" xlink:href="http://martinfowler.com/articles/injection.html" text:style-name="Internet_20_link" text:visited-style-name="Visited_20_Internet_20_Link"><text:span text:style-name="T7">http://martinfowler.com/articles/injection.html</text:span></text:a><text:span text:style-name="T4">, <text:s/></text:span><text:a xlink:type="simple" xlink:href="http://oscarsotorrio.com/post/2013/02/18/Contenedores-de-inversion-de-control-y-el-patron-inyeccion-de-dependencias.aspx" text:style-name="Internet_20_link" text:visited-style-name="Visited_20_Internet_20_Link"><text:span text:style-name="T7">http://oscarsotorrio.com/post/2013/02/18/Contenedores-de-inversion-de-control-y-el-patron-inyeccion-de-dependencias.aspx</text:span></text:a></text:p>
      <text:p text:style-name="P17"><text:span text:style-name="T4">[8] Autofac, </text:span><text:a xlink:type="simple" xlink:href="http://autofac.org/" text:style-name="Internet_20_link" text:visited-style-name="Visited_20_Internet_20_Link"><text:span text:style-name="T7">http://autofac.org/</text:span></text:a></text:p>
      <text:p text:style-name="P17"><text:span text:style-name="T4">[9] AngularJS, </text:span><text:a xlink:type="simple" xlink:href="https://angularjs.org/" text:style-name="Internet_20_link" text:visited-style-name="Visited_20_Internet_20_Link"><text:span text:style-name="T7">https://angularjs.org/</text:span></text:a></text:p>
      <text:p text:style-name="P23"><text:span text:style-name="T4">[10] </text:span><text:span text:style-name="T10">Oauth2 with Angular: The right way: </text:span><text:a xlink:type="simple" xlink:href="http://jeremymarc.github.io/2014/08/14/oauth2-with-angular-the-right-way/" text:style-name="Internet_20_link" text:visited-style-name="Visited_20_Internet_20_Link"><text:span text:style-name="T7">http://jeremymarc.github.io/2014/08/14/oauth2-with-angular-the-right-way/</text:span></text:a></text:p>
      <text:p text:style-name="P17"><text:span text:style-name="T4">[11] OAuth for ASP.NET: </text:span><text:a xlink:type="simple" xlink:href="http://www.oauthforaspnet.com/" text:style-name="Internet_20_link" text:visited-style-name="Visited_20_Internet_20_Link"><text:span text:style-name="T7">http://www.oauthforaspnet.com/</text:span></text:a></text:p>
      <text:p text:style-name="P17"><text:span text:style-name="T4">[12] ASP.NET Identity: </text:span><text:a xlink:type="simple" xlink:href="http://www.asp.net/identity" text:style-name="Internet_20_link" text:visited-style-name="Visited_20_Internet_20_Link"><text:span text:style-name="T7">http://www.asp.net/identit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i" svg:font-family="Coui"/>
    <style:font-face style:name="Mangal1" svg:font-family="Mangal"/>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3" style:font-size-asian="11pt" style:language-asian="es" style:country-asian="E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fo:keep-with-next="always"/>
      <style:text-properties style:use-window-font-color="true" style:font-name="Times New Roman" fo:font-size="12pt" style:text-underline-style="solid" style:text-underline-width="auto" style:text-underline-color="font-color"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3"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3"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3"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3"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3"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3"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3"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3"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3"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3"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3"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3"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3"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3"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15%" fo:text-align="center" style:justify-single-word="false" fo:orphans="2" fo:widows="2" style:writing-mode="lr-tb"/>
      <style:text-properties fo:color="#000000" style:font-name-complex="Arial2" style:font-size-complex="10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text:page-number text:select-page="current" text:page-adjust="-2">16</text:page-number></text:p>
      </style:footer>
    </style:master-page>
    <style:master-page style:name="First_20_Page" style:display-name="First Page" style:page-layout-name="Mpm2" style:next-style-name="Standard"/>
    <style:master-page style:name="Endnote" style:page-layout-name="Mpm3"/>
    <style:master-page style:name="Index" style:page-layout-name="Mpm4">
      <style:footer>
        <text:p text:style-name="MP1"><text:page-number text:select-page="current" text:page-adjus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33</meta:editing-cycles>
    <meta:creation-date>2015-04-27T22:37:00</meta:creation-date>
    <dc:date>2015-11-10T19:07:32.27</dc:date>
    <meta:editing-duration>P3DT11H52M37S</meta:editing-duration>
    <meta:generator>OpenOffice/4.1.2$Win32 OpenOffice.org_project/412m3$Build-9782</meta:generator>
    <meta:document-statistic meta:table-count="1" meta:image-count="0" meta:object-count="0" meta:page-count="18" meta:paragraph-count="205" meta:word-count="4031" meta:character-count="261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